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2.196cm" style:rel-column-width="9594*"/>
    </style:style>
    <style:style style:name="Tabla1.B" style:family="table-column">
      <style:table-column-properties style:column-width="7.514cm" style:rel-column-width="32829*"/>
    </style:style>
    <style:style style:name="Tabla1.C" style:family="table-column">
      <style:table-column-properties style:column-width="2.381cm" style:rel-column-width="10403*"/>
    </style:style>
    <style:style style:name="Tabla1.D" style:family="table-column">
      <style:table-column-properties style:column-width="2.909cm" style:rel-column-width="12709*"/>
    </style:style>
    <style:style style:name="Tabla1.1" style:family="table-row">
      <style:table-row-properties fo:background-color="transparent">
        <style:background-image/>
      </style:table-row-properties>
    </style:style>
    <style:style style:name="Tabla1.A1" style:family="table-cell">
      <style:table-cell-properties fo:background-color="#729fc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2" style:family="table">
      <style:table-properties style:width="15cm" table:align="margins" fo:background-color="transparent" style:writing-mode="lr-tb">
        <style:background-image/>
      </style:table-properties>
    </style:style>
    <style:style style:name="Tabla2.A" style:family="table-column">
      <style:table-column-properties style:column-width="2.196cm" style:rel-column-width="9594*"/>
    </style:style>
    <style:style style:name="Tabla2.B" style:family="table-column">
      <style:table-column-properties style:column-width="7.514cm" style:rel-column-width="32829*"/>
    </style:style>
    <style:style style:name="Tabla2.C" style:family="table-column">
      <style:table-column-properties style:column-width="2.381cm" style:rel-column-width="10403*"/>
    </style:style>
    <style:style style:name="Tabla2.D" style:family="table-column">
      <style:table-column-properties style:column-width="2.909cm" style:rel-column-width="12709*"/>
    </style:style>
    <style:style style:name="Tabla2.1" style:family="table-row">
      <style:table-row-properties fo:background-color="transparent">
        <style:background-image/>
      </style:table-row-properties>
    </style:style>
    <style:style style:name="Tabla2.A1" style:family="table-cell">
      <style:table-cell-properties fo:background-color="#729fcf" fo:padding="0.097cm" fo:border="0.05pt solid #000000">
        <style:background-image/>
      </style:table-cell-properties>
    </style:style>
    <style:style style:name="Tabla2.2" style:family="table-row">
      <style:table-row-properties style:min-row-height="0.953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padding="0.097cm" fo:border-left="0.05pt solid #000000" fo:border-right="0.05pt solid #000000" fo:border-top="none" fo:border-bottom="0.05pt solid #000000"/>
    </style:style>
    <style:style style:name="Tabla3" style:family="table">
      <style:table-properties style:width="15cm" table:align="margins" fo:background-color="transparent" style:writing-mode="lr-tb">
        <style:background-image/>
      </style:table-properties>
    </style:style>
    <style:style style:name="Tabla3.A" style:family="table-column">
      <style:table-column-properties style:column-width="2.196cm" style:rel-column-width="9594*"/>
    </style:style>
    <style:style style:name="Tabla3.B" style:family="table-column">
      <style:table-column-properties style:column-width="7.514cm" style:rel-column-width="32829*"/>
    </style:style>
    <style:style style:name="Tabla3.C" style:family="table-column">
      <style:table-column-properties style:column-width="2.381cm" style:rel-column-width="10403*"/>
    </style:style>
    <style:style style:name="Tabla3.D" style:family="table-column">
      <style:table-column-properties style:column-width="2.909cm" style:rel-column-width="12709*"/>
    </style:style>
    <style:style style:name="Tabla3.1" style:family="table-row">
      <style:table-row-properties fo:background-color="transparent">
        <style:background-image/>
      </style:table-row-properties>
    </style:style>
    <style:style style:name="Tabla3.A1" style:family="table-cell">
      <style:table-cell-properties fo:background-color="#729fc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0.05pt solid #000000" fo:border-top="none" fo:border-bottom="0.05pt solid #000000"/>
    </style:style>
    <style:style style:name="Tabla4" style:family="table">
      <style:table-properties style:width="15cm" table:align="margins" fo:background-color="transparent" style:writing-mode="lr-tb">
        <style:background-image/>
      </style:table-properties>
    </style:style>
    <style:style style:name="Tabla4.A" style:family="table-column">
      <style:table-column-properties style:column-width="2.196cm" style:rel-column-width="9594*"/>
    </style:style>
    <style:style style:name="Tabla4.B" style:family="table-column">
      <style:table-column-properties style:column-width="7.514cm" style:rel-column-width="32829*"/>
    </style:style>
    <style:style style:name="Tabla4.C" style:family="table-column">
      <style:table-column-properties style:column-width="2.381cm" style:rel-column-width="10403*"/>
    </style:style>
    <style:style style:name="Tabla4.D" style:family="table-column">
      <style:table-column-properties style:column-width="2.909cm" style:rel-column-width="12709*"/>
    </style:style>
    <style:style style:name="Tabla4.1" style:family="table-row">
      <style:table-row-properties fo:background-color="transparent">
        <style:background-image/>
      </style:table-row-properties>
    </style:style>
    <style:style style:name="Tabla4.A1" style:family="table-cell">
      <style:table-cell-properties fo:background-color="#729fc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0.05pt solid #000000" fo:border-top="none" fo:border-bottom="0.05pt solid #000000"/>
    </style:style>
    <style:style style:name="Tabla5" style:family="table">
      <style:table-properties style:width="15cm" table:align="margins" style:writing-mode="lr-tb"/>
    </style:style>
    <style:style style:name="Tabla5.A" style:family="table-column">
      <style:table-column-properties style:column-width="10.112cm" style:rel-column-width="44180*"/>
    </style:style>
    <style:style style:name="Tabla5.B" style:family="table-column">
      <style:table-column-properties style:column-width="2.381cm" style:rel-column-width="10403*"/>
    </style:style>
    <style:style style:name="Tabla5.C" style:family="table-column">
      <style:table-column-properties style:column-width="2.506cm" style:rel-column-width="10952*"/>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5cm" table:align="margins" style:writing-mode="lr-tb"/>
    </style:style>
    <style:style style:name="Tabla6.A" style:family="table-column">
      <style:table-column-properties style:column-width="10.112cm" style:rel-column-width="44180*"/>
    </style:style>
    <style:style style:name="Tabla6.B" style:family="table-column">
      <style:table-column-properties style:column-width="2.381cm" style:rel-column-width="10403*"/>
    </style:style>
    <style:style style:name="Tabla6.C" style:family="table-column">
      <style:table-column-properties style:column-width="2.506cm" style:rel-column-width="10952*"/>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7" style:family="table">
      <style:table-properties style:width="15cm" table:align="margins" fo:background-color="transparent" style:writing-mode="lr-tb">
        <style:background-image/>
      </style:table-properties>
    </style:style>
    <style:style style:name="Tabla7.A" style:family="table-column">
      <style:table-column-properties style:column-width="3.75cm" style:rel-column-width="16383*"/>
    </style:style>
    <style:style style:name="Tabla7.D" style:family="table-column">
      <style:table-column-properties style:column-width="3.75cm" style:rel-column-width="16386*"/>
    </style:style>
    <style:style style:name="Tabla7.1" style:family="table-row">
      <style:table-row-properties fo:background-color="transparent">
        <style:background-image/>
      </style:table-row-properties>
    </style:style>
    <style:style style:name="Tabla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a7.D1" style:family="table-cell">
      <style:table-cell-properties fo:background-color="#729fc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8" style:family="table">
      <style:table-properties style:width="15cm" table:align="margins" fo:background-color="transparent" style:writing-mode="lr-tb">
        <style:background-image/>
      </style:table-properties>
    </style:style>
    <style:style style:name="Tabla8.A" style:family="table-column">
      <style:table-column-properties style:column-width="3.704cm" style:rel-column-width="16183*"/>
    </style:style>
    <style:style style:name="Tabla8.B" style:family="table-column">
      <style:table-column-properties style:column-width="2.704cm" style:rel-column-width="11813*"/>
    </style:style>
    <style:style style:name="Tabla8.C" style:family="table-column">
      <style:table-column-properties style:column-width="8.592cm" style:rel-column-width="37539*"/>
    </style:style>
    <style:style style:name="Tabla8.1" style:family="table-row">
      <style:table-row-properties fo:background-color="transparent">
        <style:background-image/>
      </style:table-row-properties>
    </style:style>
    <style:style style:name="Tabla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a8.C1" style:family="table-cell">
      <style:table-cell-properties fo:background-color="#729fc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officeooo:rsid="0016da5b" officeooo:paragraph-rsid="0016da5b" style:font-weight-asian="bold" style:font-weight-complex="bold"/>
    </style:style>
    <style:style style:name="P3" style:family="paragraph" style:parent-style-name="Table_20_Contents">
      <style:paragraph-properties fo:text-align="center" style:justify-single-word="false"/>
      <style:text-properties fo:font-weight="bold" officeooo:rsid="0019221d" officeooo:paragraph-rsid="0019221d" style:font-weight-asian="bold" style:font-weight-complex="bold"/>
    </style:style>
    <style:style style:name="P4" style:family="paragraph" style:parent-style-name="Table_20_Contents">
      <style:paragraph-properties fo:text-align="center" style:justify-single-word="false"/>
      <style:text-properties fo:font-weight="bold" officeooo:rsid="001ae24a" officeooo:paragraph-rsid="001ae24a" style:font-weight-asian="bold" style:font-weight-complex="bold"/>
    </style:style>
    <style:style style:name="P5" style:family="paragraph" style:parent-style-name="Table_20_Contents">
      <style:text-properties fo:font-weight="bold" officeooo:rsid="001f0732" officeooo:paragraph-rsid="001f0732" style:font-weight-asian="bold" style:font-weight-complex="bold"/>
    </style:style>
    <style:style style:name="P6" style:family="paragraph" style:parent-style-name="Table_20_Contents">
      <style:text-properties fo:font-weight="bold" officeooo:rsid="001f0732" officeooo:paragraph-rsid="001f30f3" style:font-weight-asian="bold" style:font-weight-complex="bold"/>
    </style:style>
    <style:style style:name="P7" style:family="paragraph" style:parent-style-name="Table_20_Contents">
      <style:paragraph-properties fo:text-align="center" style:justify-single-word="false"/>
      <style:text-properties fo:font-weight="bold" officeooo:rsid="0020aae0" officeooo:paragraph-rsid="0020aae0" style:font-weight-asian="bold" style:font-weight-complex="bold"/>
    </style:style>
    <style:style style:name="P8" style:family="paragraph" style:parent-style-name="Table_20_Contents">
      <style:paragraph-properties fo:text-align="center" style:justify-single-word="false"/>
      <style:text-properties fo:font-weight="bold" officeooo:rsid="00226248" officeooo:paragraph-rsid="00226248" style:font-weight-asian="bold" style:font-weight-complex="bold"/>
    </style:style>
    <style:style style:name="P9" style:family="paragraph" style:parent-style-name="Table_20_Contents">
      <style:paragraph-properties fo:text-align="center" style:justify-single-word="false"/>
      <style:text-properties officeooo:rsid="0017259d" officeooo:paragraph-rsid="0017259d"/>
    </style:style>
    <style:style style:name="P10" style:family="paragraph" style:parent-style-name="Table_20_Contents">
      <style:paragraph-properties fo:text-align="start" style:justify-single-word="false"/>
      <style:text-properties officeooo:rsid="0017259d" officeooo:paragraph-rsid="0017259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officeooo:rsid="0019221d" officeooo:paragraph-rsid="0019221d"/>
    </style:style>
    <style:style style:name="P13" style:family="paragraph" style:parent-style-name="Table_20_Contents">
      <style:text-properties officeooo:rsid="0019221d" officeooo:paragraph-rsid="0019221d"/>
    </style:style>
    <style:style style:name="P14" style:family="paragraph" style:parent-style-name="Table_20_Contents">
      <style:paragraph-properties fo:text-align="center" style:justify-single-word="false"/>
      <style:text-properties fo:font-size="14pt" fo:font-weight="bold" officeooo:rsid="0019221d" officeooo:paragraph-rsid="0019221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size="14pt" fo:font-weight="bold" officeooo:rsid="001ae24a" officeooo:paragraph-rsid="001ae24a"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font-size="12pt" style:font-size-asian="12pt" style:font-size-complex="12pt"/>
    </style:style>
    <style:style style:name="P17" style:family="paragraph" style:parent-style-name="Table_20_Contents">
      <style:paragraph-properties fo:text-align="center" style:justify-single-word="false"/>
      <style:text-properties fo:font-size="12pt" officeooo:rsid="0019221d" officeooo:paragraph-rsid="0019221d" style:font-size-asian="12pt" style:font-size-complex="12pt"/>
    </style:style>
    <style:style style:name="P18" style:family="paragraph" style:parent-style-name="Table_20_Contents">
      <style:paragraph-properties fo:text-align="center" style:justify-single-word="false"/>
      <style:text-properties fo:font-size="12pt" officeooo:rsid="0017259d" officeooo:paragraph-rsid="0017259d" style:font-size-asian="12pt" style:font-size-complex="12pt"/>
    </style:style>
    <style:style style:name="P19" style:family="paragraph" style:parent-style-name="Table_20_Contents">
      <style:paragraph-properties fo:text-align="center" style:justify-single-word="false"/>
      <style:text-properties fo:font-size="12pt" officeooo:rsid="001ae24a" officeooo:paragraph-rsid="001ae24a" style:font-size-asian="12pt" style:font-size-complex="12pt"/>
    </style:style>
    <style:style style:name="P20" style:family="paragraph" style:parent-style-name="Table_20_Contents">
      <style:paragraph-properties fo:text-align="center" style:justify-single-word="false"/>
      <style:text-properties fo:font-size="12pt" officeooo:rsid="001c0e8b" officeooo:paragraph-rsid="001c0e8b" style:font-size-asian="12pt" style:font-size-complex="12pt"/>
    </style:style>
    <style:style style:name="P21" style:family="paragraph" style:parent-style-name="Table_20_Contents">
      <style:paragraph-properties fo:text-align="center" style:justify-single-word="false"/>
      <style:text-properties fo:font-size="12pt" fo:font-weight="bold" officeooo:rsid="0019221d" officeooo:paragraph-rsid="0019221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fo:font-size="12pt" fo:font-weight="bold" officeooo:rsid="001f0732" officeooo:paragraph-rsid="001f0732"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fo:font-size="12pt" fo:font-weight="bold" officeooo:rsid="001f0732" officeooo:paragraph-rsid="001f30f3" style:font-size-asian="12pt" style:font-weight-asian="bold" style:font-size-complex="12pt" style:font-weight-complex="bold"/>
    </style:style>
    <style:style style:name="P24" style:family="paragraph" style:parent-style-name="Table_20_Contents">
      <style:text-properties officeooo:rsid="001ae24a" officeooo:paragraph-rsid="001ae24a"/>
    </style:style>
    <style:style style:name="P25" style:family="paragraph" style:parent-style-name="Table_20_Contents">
      <style:text-properties officeooo:paragraph-rsid="001f30f3"/>
    </style:style>
    <style:style style:name="P26" style:family="paragraph" style:parent-style-name="Table_20_Contents">
      <style:paragraph-properties fo:text-align="center" style:justify-single-word="false"/>
      <style:text-properties fo:color="#000000" fo:font-size="12pt" fo:font-weight="bold" officeooo:rsid="0020aae0" officeooo:paragraph-rsid="0020aae0" style:font-size-asian="12pt" style:font-weight-asian="bold" style:font-size-complex="12pt" style:font-weight-complex="bold"/>
    </style:style>
    <style:style style:name="P27" style:family="paragraph" style:parent-style-name="Table_20_Contents">
      <style:text-properties officeooo:rsid="00226248" officeooo:paragraph-rsid="00226248"/>
    </style:style>
    <style:style style:name="P28" style:family="paragraph" style:parent-style-name="List_20_Paragraph">
      <style:text-properties fo:color="#1f4e79" fo:font-size="12pt" fo:font-weight="bold" style:font-size-asian="12pt" style:font-weight-asian="bold"/>
    </style:style>
    <style:style style:name="P29" style:family="paragraph" style:parent-style-name="List_20_Paragraph">
      <style:paragraph-properties fo:margin-left="0cm" fo:margin-right="0cm" fo:text-indent="0cm" style:auto-text-indent="false"/>
    </style:style>
    <style:style style:name="P30" style:family="paragraph" style:parent-style-name="List_20_Paragraph">
      <style:paragraph-properties fo:margin-left="0cm" fo:margin-right="0cm" fo:text-indent="0cm" style:auto-text-indent="false"/>
      <style:text-properties officeooo:rsid="00153859" officeooo:paragraph-rsid="00153859"/>
    </style:style>
    <style:style style:name="P31" style:family="paragraph" style:parent-style-name="List_20_Paragraph">
      <style:paragraph-properties fo:margin-left="0cm" fo:margin-right="0cm" fo:text-indent="0cm" style:auto-text-indent="false"/>
      <style:text-properties officeooo:rsid="0016da5b" officeooo:paragraph-rsid="0016da5b"/>
    </style:style>
    <style:style style:name="P32" style:family="paragraph" style:parent-style-name="List_20_Paragraph">
      <style:paragraph-properties fo:margin-left="0cm" fo:margin-right="0cm" fo:text-indent="0cm" style:auto-text-indent="false"/>
      <style:text-properties fo:color="#1f4e79" fo:font-size="12pt" officeooo:rsid="0016da5b" officeooo:paragraph-rsid="0016da5b" style:font-size-asian="12pt" style:font-size-complex="12pt"/>
    </style:style>
    <style:style style:name="P33" style:family="paragraph" style:parent-style-name="Standard">
      <style:text-properties officeooo:rsid="001c0e8b" officeooo:paragraph-rsid="001c0e8b"/>
    </style:style>
    <style:style style:name="P34" style:family="paragraph" style:parent-style-name="Standard">
      <style:text-properties officeooo:rsid="001c0e8b" officeooo:paragraph-rsid="001f30f3"/>
    </style:style>
    <style:style style:name="P35" style:family="paragraph" style:parent-style-name="Standard">
      <style:text-properties officeooo:rsid="001d3f58" officeooo:paragraph-rsid="001d3f58"/>
    </style:style>
    <style:style style:name="P36" style:family="paragraph" style:parent-style-name="Standard">
      <style:text-properties officeooo:rsid="001f0732" officeooo:paragraph-rsid="001f0732"/>
    </style:style>
    <style:style style:name="P37" style:family="paragraph" style:parent-style-name="Standard">
      <style:text-properties officeooo:rsid="001f0732" officeooo:paragraph-rsid="001f30f3"/>
    </style:style>
    <style:style style:name="P38" style:family="paragraph" style:parent-style-name="Standard">
      <style:text-properties fo:color="#3465a4" fo:font-size="14pt" officeooo:rsid="001c0e8b" officeooo:paragraph-rsid="001f0732" style:font-size-asian="14pt" style:font-size-complex="14pt"/>
    </style:style>
    <style:style style:name="P39" style:family="paragraph" style:parent-style-name="Standard">
      <style:text-properties fo:color="#3465a4" fo:font-size="14pt" fo:font-weight="normal" officeooo:rsid="001d3f58" officeooo:paragraph-rsid="001f30f3" style:font-size-asian="14pt" style:font-weight-asian="normal" style:font-size-complex="14pt" style:font-weight-complex="normal"/>
    </style:style>
    <style:style style:name="P40" style:family="paragraph" style:parent-style-name="Standard">
      <style:text-properties fo:color="#3465a4" fo:font-size="14pt" fo:font-weight="normal" officeooo:rsid="001f0732" officeooo:paragraph-rsid="001f30f3" style:font-size-asian="14pt" style:font-weight-asian="normal" style:font-size-complex="14pt" style:font-weight-complex="normal"/>
    </style:style>
    <style:style style:name="P41" style:family="paragraph" style:parent-style-name="Standard">
      <style:text-properties officeooo:rsid="001f30f3" officeooo:paragraph-rsid="001f30f3"/>
    </style:style>
    <style:style style:name="P42" style:family="paragraph" style:parent-style-name="Standard">
      <style:text-properties officeooo:rsid="0020aae0" officeooo:paragraph-rsid="0020aae0"/>
    </style:style>
    <style:style style:name="P43" style:family="paragraph" style:parent-style-name="Standard">
      <style:text-properties officeooo:rsid="00226248" officeooo:paragraph-rsid="00226248"/>
    </style:style>
    <style:style style:name="P44" style:family="paragraph" style:parent-style-name="Standard">
      <style:text-properties fo:color="#2a6099" fo:font-size="14pt" fo:font-weight="bold" officeooo:rsid="0020aae0" officeooo:paragraph-rsid="0020aae0" style:font-size-asian="14pt" style:font-weight-asian="bold" style:font-size-complex="14pt" style:font-weight-complex="bold"/>
    </style:style>
    <style:style style:name="P45" style:family="paragraph" style:parent-style-name="Standard">
      <style:text-properties fo:color="#2a6099" fo:font-size="14pt" fo:font-weight="bold" officeooo:rsid="00226248" officeooo:paragraph-rsid="00226248" style:font-size-asian="14pt" style:font-weight-asian="bold" style:font-size-complex="14pt" style:font-weight-complex="bold"/>
    </style:style>
    <style:style style:name="P46" style:family="paragraph" style:parent-style-name="Standard">
      <style:text-properties fo:color="#2a6099" fo:font-size="14pt" fo:font-weight="bold" officeooo:rsid="0022a984" officeooo:paragraph-rsid="0022a984" style:font-size-asian="14pt" style:font-weight-asian="bold" style:font-size-complex="14pt" style:font-weight-complex="bold"/>
    </style:style>
    <style:style style:name="P47" style:family="paragraph" style:parent-style-name="Standard">
      <style:text-properties fo:color="#2a6099" fo:font-size="14pt" fo:font-weight="bold" officeooo:rsid="001c0e8b" officeooo:paragraph-rsid="001f30f3" style:font-size-asian="14pt" style:font-weight-asian="bold" style:font-size-complex="14pt" style:font-weight-complex="bold"/>
    </style:style>
    <style:style style:name="P48" style:family="paragraph" style:parent-style-name="Standard">
      <style:text-properties fo:color="#2a6099" fo:font-size="14pt" fo:font-weight="bold" officeooo:rsid="001c0e8b" officeooo:paragraph-rsid="001c0e8b" style:font-size-asian="14pt" style:font-weight-asian="bold" style:font-size-complex="14pt" style:font-weight-complex="bold"/>
    </style:style>
    <style:style style:name="P49" style:family="paragraph" style:parent-style-name="Standard">
      <style:text-properties fo:color="#2a6099" fo:font-size="14pt" fo:font-weight="normal" officeooo:rsid="001c0e8b" officeooo:paragraph-rsid="001c0e8b" style:font-size-asian="14pt" style:font-weight-asian="normal" style:font-size-complex="14pt" style:font-weight-complex="normal"/>
    </style:style>
    <style:style style:name="P50" style:family="paragraph" style:parent-style-name="Standard">
      <style:text-properties fo:color="#2a6099" fo:font-size="14pt" fo:font-weight="normal" officeooo:rsid="001d3f58" officeooo:paragraph-rsid="001d3f58" style:font-size-asian="14pt" style:font-weight-asian="normal" style:font-size-complex="14pt" style:font-weight-complex="normal"/>
    </style:style>
    <style:style style:name="P51" style:family="paragraph" style:parent-style-name="Standard">
      <style:text-properties fo:color="#2a6099" fo:font-size="14pt" fo:font-weight="normal" officeooo:rsid="001d3f58" officeooo:paragraph-rsid="001f30f3" style:font-size-asian="14pt" style:font-weight-asian="normal" style:font-size-complex="14pt" style:font-weight-complex="normal"/>
    </style:style>
    <style:style style:name="P52" style:family="paragraph" style:parent-style-name="Standard">
      <style:text-properties fo:color="#2a6099" fo:font-size="14pt" fo:font-weight="normal" officeooo:rsid="001f0732" officeooo:paragraph-rsid="001f0732" style:font-size-asian="14pt" style:font-weight-asian="normal" style:font-size-complex="14pt" style:font-weight-complex="normal"/>
    </style:style>
    <style:style style:name="P53" style:family="paragraph" style:parent-style-name="Standard">
      <style:text-properties fo:color="#2a6099" fo:font-size="14pt" fo:font-weight="normal" officeooo:rsid="001f0732" officeooo:paragraph-rsid="001f30f3" style:font-size-asian="14pt" style:font-weight-asian="normal" style:font-size-complex="14pt" style:font-weight-complex="normal"/>
    </style:style>
    <style:style style:name="P54" style:family="paragraph" style:parent-style-name="Standard">
      <style:text-properties fo:color="#2a6099" fo:font-size="14pt" fo:font-weight="normal" officeooo:rsid="00226248" officeooo:paragraph-rsid="00226248" style:font-size-asian="14pt" style:font-weight-asian="normal" style:font-size-complex="14pt" style:font-weight-complex="normal"/>
    </style:style>
    <style:style style:name="P55" style:family="paragraph" style:parent-style-name="Standard">
      <style:text-properties fo:color="#2a6099" fo:font-size="14pt" fo:font-weight="normal" officeooo:rsid="00265981" officeooo:paragraph-rsid="00265981" style:font-size-asian="14pt" style:font-weight-asian="normal" style:font-size-complex="14pt" style:font-weight-complex="normal"/>
    </style:style>
    <style:style style:name="P56" style:family="paragraph" style:parent-style-name="Standard">
      <style:text-properties fo:color="#000000" fo:font-size="14pt" fo:font-weight="normal" officeooo:rsid="00265981" officeooo:paragraph-rsid="00265981" style:font-size-asian="14pt" style:font-weight-asian="normal" style:font-size-complex="14pt" style:font-weight-complex="normal"/>
    </style:style>
    <style:style style:name="P57" style:family="paragraph" style:parent-style-name="Standard">
      <style:text-properties fo:color="#000000" fo:font-size="14pt" fo:font-weight="normal" officeooo:rsid="00265981" officeooo:paragraph-rsid="00265981" style:font-size-asian="14pt" style:font-weight-asian="normal" style:font-size-complex="14pt" style:font-weight-complex="normal"/>
    </style:style>
    <style:style style:name="P58" style:family="paragraph" style:parent-style-name="Standard">
      <style:text-properties fo:color="#000000" fo:font-size="14pt" fo:font-weight="normal" officeooo:rsid="00289868" officeooo:paragraph-rsid="00289868" style:font-size-asian="14pt" style:font-weight-asian="normal" style:font-size-complex="14pt" style:font-weight-complex="normal"/>
    </style:style>
    <style:style style:name="P59" style:family="paragraph" style:parent-style-name="Standard">
      <style:text-properties fo:color="#000000" fo:font-size="14pt" fo:font-weight="normal" officeooo:rsid="002a929d" officeooo:paragraph-rsid="002a929d" style:font-size-asian="14pt" style:font-weight-asian="normal" style:font-size-complex="14pt" style:font-weight-complex="normal"/>
    </style:style>
    <style:style style:name="P60" style:family="paragraph" style:parent-style-name="Standard" style:list-style-name="L1">
      <style:text-properties fo:color="#000000" fo:font-size="14pt" fo:font-weight="normal" officeooo:rsid="002a929d" officeooo:paragraph-rsid="002a929d" style:font-size-asian="14pt" style:font-weight-asian="normal" style:font-size-complex="14pt" style:font-weight-complex="normal"/>
    </style:style>
    <style:style style:name="P61" style:family="paragraph" style:parent-style-name="List_20_Paragraph" style:list-style-name="WWNum3">
      <style:text-properties fo:color="#2a6099" fo:font-weight="bold" style:font-weight-asian="bold" style:font-weight-complex="bold"/>
    </style:style>
    <style:style style:name="P62" style:family="paragraph" style:parent-style-name="List_20_Paragraph" style:list-style-name="WWNum4"/>
    <style:style style:name="P63" style:family="paragraph" style:parent-style-name="List_20_Paragraph" style:list-style-name="WWNum3" style:master-page-name="Standard">
      <style:paragraph-properties style:page-number="auto"/>
      <style:text-properties fo:color="#1f4e79" fo:font-size="18pt" fo:font-weight="bold" style:font-size-asian="18pt" style:font-weight-asian="bold"/>
    </style:style>
    <style:style style:name="P64" style:family="paragraph" style:parent-style-name="List_20_Paragraph" style:list-style-name="WWNum3">
      <style:paragraph-properties fo:margin-left="0cm" fo:margin-right="0cm" fo:text-indent="0cm" style:auto-text-indent="false"/>
      <style:text-properties fo:font-weight="bold" officeooo:rsid="00153859" officeooo:paragraph-rsid="00153859" style:font-weight-asian="bold" style:font-weight-complex="bold"/>
    </style:style>
    <style:style style:name="P65" style:family="paragraph" style:parent-style-name="List_20_Paragraph" style:list-style-name="WWNum3">
      <style:paragraph-properties fo:margin-left="0cm" fo:margin-right="0cm" fo:text-indent="0cm" style:auto-text-indent="false"/>
      <style:text-properties fo:font-weight="bold" officeooo:rsid="00153859" officeooo:paragraph-rsid="0016da5b" style:font-weight-asian="bold" style:font-weight-complex="bold"/>
    </style:style>
    <style:style style:name="T1" style:family="text">
      <style:text-properties fo:color="#1f4e79" fo:font-size="14pt" style:font-size-asian="14pt"/>
    </style:style>
    <style:style style:name="T2" style:family="text">
      <style:text-properties fo:color="#1f4e79" fo:font-size="14pt" officeooo:rsid="0016da5b" style:font-size-asian="14pt"/>
    </style:style>
    <style:style style:name="T3" style:family="text">
      <style:text-properties officeooo:rsid="00153859"/>
    </style:style>
    <style:style style:name="T4" style:family="text">
      <style:text-properties officeooo:rsid="0016da5b"/>
    </style:style>
    <style:style style:name="T5" style:family="text">
      <style:text-properties officeooo:rsid="0017259d"/>
    </style:style>
    <style:style style:name="T6" style:family="text">
      <style:text-properties officeooo:rsid="001c0e8b"/>
    </style:style>
    <style:style style:name="T7" style:family="text">
      <style:text-properties officeooo:rsid="001d3f58"/>
    </style:style>
    <style:style style:name="T8" style:family="text">
      <style:text-properties officeooo:rsid="001f0732"/>
    </style:style>
    <style:style style:name="T9" style:family="text">
      <style:text-properties officeooo:rsid="001f30f3"/>
    </style:style>
    <style:style style:name="T10" style:family="text">
      <style:text-properties officeooo:rsid="00226248"/>
    </style:style>
    <style:style style:name="T11" style:family="text">
      <style:text-properties officeooo:rsid="0022a984"/>
    </style:style>
    <style:style style:name="T12" style:family="text">
      <style:text-properties fo:font-size="14pt" style:font-size-asian="14pt"/>
    </style:style>
    <style:style style:name="T13" style:family="text">
      <style:text-properties officeooo:rsid="0027b061"/>
    </style:style>
    <style:style style:name="T14" style:family="text">
      <style:text-properties officeooo:rsid="002a63c7"/>
    </style:style>
    <style:style style:name="T15" style:family="text">
      <style:text-properties officeooo:rsid="002a92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55991476" text:style-name="WWNum3">
        <text:list-item>
          <text:p text:style-name="P63">Estudio de viabilidad del Sistema (EVS)</text:p>
        </text:list-item>
      </text:list>
      <text:p text:style-name="P28"/>
      <text:list xml:id="list203350922182150" text:continue-numbering="true" text:style-name="WWNum3">
        <text:list-item>
          <text:list>
            <text:list-item>
              <text:p text:style-name="P61"><text:span text:style-name="T12"><text:s/></text:span><text:bookmark-start text:name="_Hlk11398968"/><text:span text:style-name="T12">Descripción general del sistema</text:span><text:bookmark-end text:name="_Hlk11398968"/></text:p>
            </text:list-item>
          </text:list>
        </text:list-item>
      </text:list>
      <text:p text:style-name="Standard">Se pretende realizar un juego para móviles Android. El usuario que quiera usarla no necesariamente necesita estar registrado, aunque se le da la posibilidad de hacerlo. Si no se registra no tiene acceso a secciones como Ranking o el sistema de skins. El funcionamiento del juego es simple. Según la modalidad de juego se enfrentan 1 vs 1 o 2 vs 2. Los personajes son gusanos y la finalidad es hacer que tu rival choque con tu cuerpo para hacerle que pierda. Se explicará con mayor detalle más adelante, en la sección para describir las modalidades que tiene el juego. </text:p>
      <text:p text:style-name="Standard">A continuación se resume el contenido que tendrá cada sección.</text:p>
      <text:list xml:id="list2868206147" text:style-name="WWNum4">
        <text:list-item>
          <text:p text:style-name="P62">Pantalla Inicio: nos muestra la opción de registrarnos, loguearnos, o entrar directamente a una partida aleatoria sin estar registrado.</text:p>
        </text:list-item>
        <text:list-item>
          <text:p text:style-name="P62">Sección Skins: <text:span text:style-name="T3">en ella podremos equiparnos la skin que queramos, siempre y cuando se haya conseguido.</text:span></text:p>
        </text:list-item>
        <text:list-item>
          <text:p text:style-name="P62"><text:s/>Sección Ranking: <text:bookmark text:name="_GoBack"/><text:span text:style-name="T3">puedes consultar el ranking global para ver quien tiene mas victorias.</text:span></text:p>
        </text:list-item>
        <text:list-item>
          <text:p text:style-name="P62">Ajustes: podrá cambiar el idioma de la aplicación, eliminar su cuenta…</text:p>
        </text:list-item>
      </text:list>
      <text:p text:style-name="List_20_Paragraph"/>
      <text:list xml:id="list203351962684147" text:continue-list="list203350922182150" text:style-name="WWNum3">
        <text:list-item>
          <text:list>
            <text:list-header>
              <text:p text:style-name="P64"><text:span text:style-name="T1">1.2 </text:span><text:bookmark-start text:name="_Hlk113989682"/><text:span text:style-name="T1">Descripción </text:span><text:bookmark-end text:name="_Hlk113989682"/><text:span text:style-name="T1">de los sistemas de información actuales</text:span></text:p>
            </text:list-header>
          </text:list>
        </text:list-item>
      </text:list>
      <text:p text:style-name="P30">Actualmente existen otras alternativas de temática similar, pero a mayor escala. Es decir, se enfrentan gran cantidad de jugadores a la vez en la misma partida <text:span text:style-name="T4">con la posibilidad de seguir jugando en la misma partida una vez eliminado, aunque empezando desde cero.</text:span></text:p>
      <text:p text:style-name="P31">Esta aplicación propone un sistema mas competitivo al ser combates rápidos de 1 vs 1 o 2 vs 2.</text:p>
      <text:p text:style-name="P31">En definitiva, buscamos una jugabilidad rápida, rápida y táctica que fomente la competitividad para ello se necesitan de combates de corta duración y poder buscar la siguiente partida en cuestión de pocos segundos.</text:p>
      <text:p text:style-name="P31"/>
      <text:list xml:id="list203351681841266" text:continue-numbering="true" text:style-name="WWNum3">
        <text:list-item>
          <text:list>
            <text:list-header>
              <text:p text:style-name="P65"><text:span text:style-name="T1">1.</text:span><text:span text:style-name="T2">3</text:span><text:span text:style-name="T1"> </text:span><text:span text:style-name="T2">Catálogo de requisitos previo</text:span></text:p>
            </text:list-header>
          </text:list>
        </text:list-item>
      </text:list>
      <text:p text:style-name="P32">1.3.1 Requisitos funcionales</text:p>
      <text:p text:style-name="P32">(Recordar poner que mientras alto sea el numero menor importancia tiene)</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Requisitos funcionales</text:p>
          </table:table-cell>
          <table:covered-table-cell/>
          <table:covered-table-cell/>
          <table:covered-table-cell/>
        </table:table-row>
        <table:table-row>
          <table:table-cell table:style-name="Tabla1.A12" office:value-type="string">
            <text:p text:style-name="P2">Código</text:p>
          </table:table-cell>
          <table:table-cell table:style-name="Tabla1.B12" office:value-type="string">
            <text:p text:style-name="P2">Descripci<text:span text:style-name="T5">ó</text:span>n</text:p>
          </table:table-cell>
          <table:table-cell table:style-name="Tabla1.C12" office:value-type="string">
            <text:p text:style-name="P2">Prioridad</text:p>
          </table:table-cell>
          <table:table-cell table:style-name="Tabla1.D12" office:value-type="string">
            <text:p text:style-name="P2">Fecha</text:p>
          </table:table-cell>
        </table:table-row>
        <table:table-row>
          <table:table-cell table:style-name="Tabla1.A12" office:value-type="string">
            <text:p text:style-name="P18">RF1</text:p>
          </table:table-cell>
          <table:table-cell table:style-name="Tabla1.B12" office:value-type="string">
            <text:p text:style-name="P10">Debe registrar usuarios y validar el acceso de estos.</text:p>
          </table:table-cell>
          <table:table-cell table:style-name="Tabla1.C12" office:value-type="string">
            <text:p text:style-name="P9">1</text:p>
          </table:table-cell>
          <table:table-cell table:style-name="Tabla1.D12" office:value-type="string">
            <text:p text:style-name="P1"/>
          </table:table-cell>
        </table:table-row>
        <table:table-row>
          <table:table-cell table:style-name="Tabla1.A12" office:value-type="string">
            <text:p text:style-name="P18">RF2</text:p>
          </table:table-cell>
          <table:table-cell table:style-name="Tabla1.B12" office:value-type="string">
            <text:p text:style-name="P10">Debe permitir recuperar la contraseña a partir de la dirección de correo vinculada a la cuenta.</text:p>
          </table:table-cell>
          <table:table-cell table:style-name="Tabla1.C12" office:value-type="string">
            <text:p text:style-name="P9">2</text:p>
          </table:table-cell>
          <table:table-cell table:style-name="Tabla1.D12" office:value-type="string">
            <text:p text:style-name="P1"/>
          </table:table-cell>
        </table:table-row>
        <table:table-row>
          <table:table-cell table:style-name="Tabla1.A12" office:value-type="string">
            <text:p text:style-name="P18">RF3</text:p>
          </table:table-cell>
          <table:table-cell table:style-name="Tabla1.B12" office:value-type="string">
            <text:p text:style-name="P10">Debe poder cambiar la contraseña de la <text:soft-page-break/>cuenta una vez logueado.</text:p>
          </table:table-cell>
          <table:table-cell table:style-name="Tabla1.C12" office:value-type="string">
            <text:p text:style-name="P9">2</text:p>
          </table:table-cell>
          <table:table-cell table:style-name="Tabla1.D12" office:value-type="string">
            <text:p text:style-name="P1"/>
          </table:table-cell>
        </table:table-row>
        <table:table-row>
          <table:table-cell table:style-name="Tabla1.A12" office:value-type="string">
            <text:p text:style-name="P18">RF4</text:p>
          </table:table-cell>
          <table:table-cell table:style-name="Tabla1.B12" office:value-type="string">
            <text:p text:style-name="P10">Debe permitir navegar entre las distintas secciones de la aplicación.</text:p>
          </table:table-cell>
          <table:table-cell table:style-name="Tabla1.C12" office:value-type="string">
            <text:p text:style-name="P9">1</text:p>
          </table:table-cell>
          <table:table-cell table:style-name="Tabla1.D12" office:value-type="string">
            <text:p text:style-name="P1"/>
          </table:table-cell>
        </table:table-row>
        <table:table-row>
          <table:table-cell table:style-name="Tabla1.A12" office:value-type="string">
            <text:p text:style-name="P18">RF5</text:p>
          </table:table-cell>
          <table:table-cell table:style-name="Tabla1.B12" office:value-type="string">
            <text:p text:style-name="P10">Debe permitir cambiar de skin si la tiene desbloqueada.</text:p>
          </table:table-cell>
          <table:table-cell table:style-name="Tabla1.C12" office:value-type="string">
            <text:p text:style-name="P9">2</text:p>
          </table:table-cell>
          <table:table-cell table:style-name="Tabla1.D12" office:value-type="string">
            <text:p text:style-name="P1"/>
          </table:table-cell>
        </table:table-row>
        <table:table-row>
          <table:table-cell table:style-name="Tabla1.A12" office:value-type="string">
            <text:p text:style-name="P18">RF6</text:p>
          </table:table-cell>
          <table:table-cell table:style-name="Tabla1.B12" office:value-type="string">
            <text:p text:style-name="P10">Debe poder cerrar sesión y volver a la pagina de inicio de la aplicación.</text:p>
          </table:table-cell>
          <table:table-cell table:style-name="Tabla1.C12" office:value-type="string">
            <text:p text:style-name="P9">3</text:p>
          </table:table-cell>
          <table:table-cell table:style-name="Tabla1.D12" office:value-type="string">
            <text:p text:style-name="P1"/>
          </table:table-cell>
        </table:table-row>
        <table:table-row>
          <table:table-cell table:style-name="Tabla1.A12" office:value-type="string">
            <text:p text:style-name="P18">RF7</text:p>
          </table:table-cell>
          <table:table-cell table:style-name="Tabla1.B12" office:value-type="string">
            <text:p text:style-name="P10">Debe tener opción de elegir idioma ingles o español.</text:p>
          </table:table-cell>
          <table:table-cell table:style-name="Tabla1.C12" office:value-type="string">
            <text:p text:style-name="P9">3</text:p>
          </table:table-cell>
          <table:table-cell table:style-name="Tabla1.D12" office:value-type="string">
            <text:p text:style-name="P1"/>
          </table:table-cell>
        </table:table-row>
        <table:table-row>
          <table:table-cell table:style-name="Tabla1.A12" office:value-type="string">
            <text:p text:style-name="P18">RF8</text:p>
          </table:table-cell>
          <table:table-cell table:style-name="Tabla1.B12" office:value-type="string">
            <text:p text:style-name="P10">Debe poder usar la sección de ranking.</text:p>
          </table:table-cell>
          <table:table-cell table:style-name="Tabla1.C12" office:value-type="string">
            <text:p text:style-name="P9">3</text:p>
          </table:table-cell>
          <table:table-cell table:style-name="Tabla1.D12" office:value-type="string">
            <text:p text:style-name="P1"/>
          </table:table-cell>
        </table:table-row>
        <table:table-row>
          <table:table-cell table:style-name="Tabla1.A12" office:value-type="string">
            <text:p text:style-name="P17">RF9</text:p>
          </table:table-cell>
          <table:table-cell table:style-name="Tabla1.B12" office:value-type="string">
            <text:p text:style-name="P12">Debe poder desbloquear skins.</text:p>
          </table:table-cell>
          <table:table-cell table:style-name="Tabla1.C12" office:value-type="string">
            <text:p text:style-name="P1"/>
          </table:table-cell>
          <table:table-cell table:style-name="Tabla1.D12" office:value-type="string">
            <text:p text:style-name="P1"/>
          </table:table-cell>
        </table:table-row>
        <table:table-row>
          <table:table-cell table:style-name="Tabla1.A12" office:value-type="string">
            <text:p text:style-name="P1"/>
          </table:table-cell>
          <table:table-cell table:style-name="Tabla1.B12" office:value-type="string">
            <text:p text:style-name="P12"/>
          </table:table-cell>
          <table:table-cell table:style-name="Tabla1.C12" office:value-type="string">
            <text:p text:style-name="P1"/>
          </table:table-cell>
          <table:table-cell table:style-name="Tabla1.D12" office:value-type="string">
            <text:p text:style-name="P1"/>
          </table:table-cell>
        </table:table-row>
        <table:table-row>
          <table:table-cell table:style-name="Tabla1.A13" office:value-type="string">
            <text:p text:style-name="P1"/>
          </table:table-cell>
          <table:table-cell table:style-name="Tabla1.B13" office:value-type="string">
            <text:p text:style-name="P11"/>
          </table:table-cell>
          <table:table-cell table:style-name="Tabla1.C13" office:value-type="string">
            <text:p text:style-name="P1"/>
          </table:table-cell>
          <table:table-cell table:style-name="Tabla1.D13" office:value-type="string">
            <text:p text:style-name="P1"/>
          </table:table-cell>
        </table:table-row>
      </table:table>
      <text:p text:style-name="P29"/>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14">Requisitos de Datos</text:p>
          </table:table-cell>
          <table:covered-table-cell/>
          <table:covered-table-cell/>
          <table:covered-table-cell/>
        </table:table-row>
        <table:table-row table:style-name="Tabla2.2">
          <table:table-cell table:style-name="Tabla2.A9" office:value-type="string">
            <text:p text:style-name="P3">Código</text:p>
          </table:table-cell>
          <table:table-cell table:style-name="Tabla2.B9" office:value-type="string">
            <text:p text:style-name="P3">Descripción</text:p>
          </table:table-cell>
          <table:table-cell table:style-name="Tabla2.C9" office:value-type="string">
            <text:p text:style-name="P3">Prioridad</text:p>
          </table:table-cell>
          <table:table-cell table:style-name="Tabla2.D9" office:value-type="string">
            <text:p text:style-name="P3">Fecha</text:p>
          </table:table-cell>
        </table:table-row>
        <table:table-row>
          <table:table-cell table:style-name="Tabla2.A9" office:value-type="string">
            <text:p text:style-name="P17">RD1</text:p>
          </table:table-cell>
          <table:table-cell table:style-name="Tabla2.B9" office:value-type="string">
            <text:p text:style-name="P13">Deben guardarse los datos de perfil del usuario</text:p>
          </table:table-cell>
          <table:table-cell table:style-name="Tabla2.C9" office:value-type="string">
            <text:p text:style-name="P17">1</text:p>
          </table:table-cell>
          <table:table-cell table:style-name="Tabla2.D9" office:value-type="string">
            <text:p text:style-name="P1"/>
          </table:table-cell>
        </table:table-row>
        <table:table-row>
          <table:table-cell table:style-name="Tabla2.A9" office:value-type="string">
            <text:p text:style-name="P17">RD2</text:p>
          </table:table-cell>
          <table:table-cell table:style-name="Tabla2.B9" office:value-type="string">
            <text:p text:style-name="P13">Deben guardarse el numero de partidas ganadas.</text:p>
          </table:table-cell>
          <table:table-cell table:style-name="Tabla2.C9" office:value-type="string">
            <text:p text:style-name="P17">1</text:p>
          </table:table-cell>
          <table:table-cell table:style-name="Tabla2.D9" office:value-type="string">
            <text:p text:style-name="P1"/>
          </table:table-cell>
        </table:table-row>
        <table:table-row>
          <table:table-cell table:style-name="Tabla2.A9" office:value-type="string">
            <text:p text:style-name="P17">RD3</text:p>
          </table:table-cell>
          <table:table-cell table:style-name="Tabla2.B9" office:value-type="string">
            <text:p text:style-name="P13">Deben guardarse los ajustes del usuario</text:p>
          </table:table-cell>
          <table:table-cell table:style-name="Tabla2.C9" office:value-type="string">
            <text:p text:style-name="P17">1</text:p>
          </table:table-cell>
          <table:table-cell table:style-name="Tabla2.D9" office:value-type="string">
            <text:p text:style-name="P1"/>
          </table:table-cell>
        </table:table-row>
        <table:table-row>
          <table:table-cell table:style-name="Tabla2.A9" office:value-type="string">
            <text:p text:style-name="P17">RD4</text:p>
          </table:table-cell>
          <table:table-cell table:style-name="Tabla2.B9" office:value-type="string">
            <text:p text:style-name="P13">Deben guardarse las skins desbloqueadas.</text:p>
          </table:table-cell>
          <table:table-cell table:style-name="Tabla2.C9" office:value-type="string">
            <text:p text:style-name="P17">2</text:p>
          </table:table-cell>
          <table:table-cell table:style-name="Tabla2.D9" office:value-type="string">
            <text:p text:style-name="P1"/>
          </table:table-cell>
        </table:table-row>
        <table:table-row>
          <table:table-cell table:style-name="Tabla2.A9" office:value-type="string">
            <text:p text:style-name="P17">RD5</text:p>
          </table:table-cell>
          <table:table-cell table:style-name="Tabla2.B9" office:value-type="string">
            <text:p text:style-name="Table_20_Contents"/>
          </table:table-cell>
          <table:table-cell table:style-name="Tabla2.C9" office:value-type="string">
            <text:p text:style-name="P16"/>
          </table:table-cell>
          <table:table-cell table:style-name="Tabla2.D9" office:value-type="string">
            <text:p text:style-name="P1"/>
          </table:table-cell>
        </table:table-row>
        <table:table-row>
          <table:table-cell table:style-name="Tabla2.A9" office:value-type="string">
            <text:p text:style-name="P17">RD6</text:p>
          </table:table-cell>
          <table:table-cell table:style-name="Tabla2.B9" office:value-type="string">
            <text:p text:style-name="Table_20_Contents"/>
          </table:table-cell>
          <table:table-cell table:style-name="Tabla2.C9" office:value-type="string">
            <text:p text:style-name="P16"/>
          </table:table-cell>
          <table:table-cell table:style-name="Tabla2.D9" office:value-type="string">
            <text:p text:style-name="P1"/>
          </table:table-cell>
        </table:table-row>
        <table:table-row>
          <table:table-cell table:style-name="Tabla2.A9" office:value-type="string">
            <text:p text:style-name="P17">RD7</text:p>
          </table:table-cell>
          <table:table-cell table:style-name="Tabla2.B9" office:value-type="string">
            <text:p text:style-name="Table_20_Contents"/>
          </table:table-cell>
          <table:table-cell table:style-name="Tabla2.C9" office:value-type="string">
            <text:p text:style-name="P16"/>
          </table:table-cell>
          <table:table-cell table:style-name="Tabla2.D9" office:value-type="string">
            <text:p text:style-name="P1"/>
          </table:table-cell>
        </table:table-row>
        <table:table-row>
          <table:table-cell table:style-name="Tabla2.A10" office:value-type="string">
            <text:p text:style-name="P17">RD8</text:p>
          </table:table-cell>
          <table:table-cell table:style-name="Tabla2.B10" office:value-type="string">
            <text:p text:style-name="Table_20_Contents"/>
          </table:table-cell>
          <table:table-cell table:style-name="Tabla2.C10" office:value-type="string">
            <text:p text:style-name="P16"/>
          </table:table-cell>
          <table:table-cell table:style-name="Tabla2.D10" office:value-type="string">
            <text:p text:style-name="P1"/>
          </table:table-cell>
        </table:table-row>
      </table:table>
      <text:p text:style-name="Standard"/>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table:number-columns-spanned="4" office:value-type="string">
            <text:p text:style-name="P14">Requisitos de Interfaz</text:p>
          </table:table-cell>
          <table:covered-table-cell/>
          <table:covered-table-cell/>
          <table:covered-table-cell/>
        </table:table-row>
        <table:table-row>
          <table:table-cell table:style-name="Tabla3.A9" office:value-type="string">
            <text:p text:style-name="P21">Código</text:p>
          </table:table-cell>
          <table:table-cell table:style-name="Tabla3.B9" office:value-type="string">
            <text:p text:style-name="P3">Descripción</text:p>
          </table:table-cell>
          <table:table-cell table:style-name="Tabla3.C9" office:value-type="string">
            <text:p text:style-name="P21">Prioridad</text:p>
          </table:table-cell>
          <table:table-cell table:style-name="Tabla3.D9" office:value-type="string">
            <text:p text:style-name="P3">Fecha</text:p>
          </table:table-cell>
        </table:table-row>
        <table:table-row>
          <table:table-cell table:style-name="Tabla3.A9" office:value-type="string">
            <text:p text:style-name="P17">RI1</text:p>
          </table:table-cell>
          <table:table-cell table:style-name="Tabla3.B9" office:value-type="string">
            <text:p text:style-name="P24">Debe mostrar los datos de perfil del usuario</text:p>
          </table:table-cell>
          <table:table-cell table:style-name="Tabla3.C9" office:value-type="string">
            <text:p text:style-name="P19">1</text:p>
          </table:table-cell>
          <table:table-cell table:style-name="Tabla3.D9" office:value-type="string">
            <text:p text:style-name="P1"/>
          </table:table-cell>
        </table:table-row>
        <table:table-row>
          <table:table-cell table:style-name="Tabla3.A9" office:value-type="string">
            <text:p text:style-name="P17">RI2</text:p>
          </table:table-cell>
          <table:table-cell table:style-name="Tabla3.B9" office:value-type="string">
            <text:p text:style-name="P24">Debe mostrar las skins disponibles y desbloqueables.</text:p>
          </table:table-cell>
          <table:table-cell table:style-name="Tabla3.C9" office:value-type="string">
            <text:p text:style-name="P19">3</text:p>
          </table:table-cell>
          <table:table-cell table:style-name="Tabla3.D9" office:value-type="string">
            <text:p text:style-name="P1"/>
          </table:table-cell>
        </table:table-row>
        <table:table-row>
          <table:table-cell table:style-name="Tabla3.A9" office:value-type="string">
            <text:p text:style-name="P17">RI3</text:p>
          </table:table-cell>
          <table:table-cell table:style-name="Tabla3.B9" office:value-type="string">
            <text:p text:style-name="P24">Debe mostrar el ranking de victorias.</text:p>
          </table:table-cell>
          <table:table-cell table:style-name="Tabla3.C9" office:value-type="string">
            <text:p text:style-name="P19">2</text:p>
          </table:table-cell>
          <table:table-cell table:style-name="Tabla3.D9" office:value-type="string">
            <text:p text:style-name="P1"/>
          </table:table-cell>
        </table:table-row>
        <table:table-row>
          <table:table-cell table:style-name="Tabla3.A9" office:value-type="string">
            <text:p text:style-name="P17">RI4</text:p>
          </table:table-cell>
          <table:table-cell table:style-name="Tabla3.B9" office:value-type="string">
            <text:p text:style-name="P24">Debe mostrar la sección de ajustes para cambiar el idioma, borrar cuenta, etc.</text:p>
          </table:table-cell>
          <table:table-cell table:style-name="Tabla3.C9" office:value-type="string">
            <text:p text:style-name="P19">1</text:p>
          </table:table-cell>
          <table:table-cell table:style-name="Tabla3.D9" office:value-type="string">
            <text:p text:style-name="P1"/>
          </table:table-cell>
        </table:table-row>
        <table:table-row>
          <table:table-cell table:style-name="Tabla3.A9" office:value-type="string">
            <text:p text:style-name="P17">RI5</text:p>
          </table:table-cell>
          <table:table-cell table:style-name="Tabla3.B9" office:value-type="string">
            <text:p text:style-name="Table_20_Contents"/>
          </table:table-cell>
          <table:table-cell table:style-name="Tabla3.C9" office:value-type="string">
            <text:p text:style-name="P16"/>
          </table:table-cell>
          <table:table-cell table:style-name="Tabla3.D9" office:value-type="string">
            <text:p text:style-name="P1"/>
          </table:table-cell>
        </table:table-row>
        <table:table-row>
          <table:table-cell table:style-name="Tabla3.A9" office:value-type="string">
            <text:p text:style-name="P17">RI6</text:p>
          </table:table-cell>
          <table:table-cell table:style-name="Tabla3.B9" office:value-type="string">
            <text:p text:style-name="Table_20_Contents"/>
          </table:table-cell>
          <table:table-cell table:style-name="Tabla3.C9" office:value-type="string">
            <text:p text:style-name="P16"/>
          </table:table-cell>
          <table:table-cell table:style-name="Tabla3.D9" office:value-type="string">
            <text:p text:style-name="P1"/>
          </table:table-cell>
        </table:table-row>
        <table:table-row>
          <table:table-cell table:style-name="Tabla3.A9" office:value-type="string">
            <text:p text:style-name="P17">RI7</text:p>
          </table:table-cell>
          <table:table-cell table:style-name="Tabla3.B9" office:value-type="string">
            <text:p text:style-name="Table_20_Contents"/>
          </table:table-cell>
          <table:table-cell table:style-name="Tabla3.C9" office:value-type="string">
            <text:p text:style-name="P16"/>
          </table:table-cell>
          <table:table-cell table:style-name="Tabla3.D9" office:value-type="string">
            <text:p text:style-name="P1"/>
          </table:table-cell>
        </table:table-row>
        <table:table-row>
          <table:table-cell table:style-name="Tabla3.A10" office:value-type="string">
            <text:p text:style-name="P17">RI8</text:p>
          </table:table-cell>
          <table:table-cell table:style-name="Tabla3.B10" office:value-type="string">
            <text:p text:style-name="Table_20_Contents"/>
          </table:table-cell>
          <table:table-cell table:style-name="Tabla3.C10" office:value-type="string">
            <text:p text:style-name="P16"/>
          </table:table-cell>
          <table:table-cell table:style-name="Tabla3.D10" office:value-type="string">
            <text:p text:style-name="P1"/>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5">Requisitos no funcionales</text:p>
          </table:table-cell>
          <table:covered-table-cell/>
          <table:covered-table-cell/>
          <table:covered-table-cell/>
        </table:table-row>
        <table:table-row>
          <table:table-cell table:style-name="Tabla4.A3" office:value-type="string">
            <text:p text:style-name="P4">Código</text:p>
          </table:table-cell>
          <table:table-cell table:style-name="Tabla4.B3" office:value-type="string">
            <text:p text:style-name="P4">Descripción</text:p>
          </table:table-cell>
          <table:table-cell table:style-name="Tabla4.C3" office:value-type="string">
            <text:p text:style-name="P4">Prioridad</text:p>
          </table:table-cell>
          <table:table-cell table:style-name="Tabla4.D3" office:value-type="string">
            <text:p text:style-name="P4">Fecha</text:p>
          </table:table-cell>
        </table:table-row>
        <table:table-row>
          <table:table-cell table:style-name="Tabla4.A3" office:value-type="string">
            <text:p text:style-name="P19">RNF1</text:p>
          </table:table-cell>
          <table:table-cell table:style-name="Tabla4.B3" office:value-type="string">
            <text:p text:style-name="P24">Debe funcionar en cualquier dispositivo Android con una versi<text:span text:style-name="T6">ó</text:span>n 4.4 o superior, independientemente de sus recursos hardware.</text:p>
          </table:table-cell>
          <table:table-cell table:style-name="Tabla4.C3" office:value-type="string">
            <text:p text:style-name="P20">1</text:p>
          </table:table-cell>
          <table:table-cell table:style-name="Tabla4.D3" office:value-type="string">
            <text:p text:style-name="P16"/>
          </table:table-cell>
        </table:table-row>
        <table:table-row>
          <table:table-cell table:style-name="Tabla4.A4" office:value-type="string">
            <text:p text:style-name="P19">RNF2</text:p>
          </table:table-cell>
          <table:table-cell table:style-name="Tabla4.B4" office:value-type="string">
            <text:p text:style-name="P24">Debe funcionar y visualizarse de manera correcta ya sea en dispositivos m<text:span text:style-name="T6">ó</text:span>viles(tamaño medio) o tablets.</text:p>
          </table:table-cell>
          <table:table-cell table:style-name="Tabla4.C4" office:value-type="string">
            <text:p text:style-name="P20">1</text:p>
          </table:table-cell>
          <table:table-cell table:style-name="Tabla4.D4" office:value-type="string">
            <text:p text:style-name="P16"/>
          </table:table-cell>
        </table:table-row>
      </table:table>
      <text:p text:style-name="Standard"/>
      <text:p text:style-name="Standard"/>
      <text:p text:style-name="P48">1.4 Alternativas de solución</text:p>
      <text:p text:style-name="P49">1.4.1 Alternativa 1</text:p>
      <text:p text:style-name="P33">Consiste en desarrollar la aplicación en el motor grafico <text:span text:style-name="T9">Godot Engine</text:span>. <text:span text:style-name="T7">Almacenar los datos en una base de datos SQL <text:s/>y acceder a los datos a través de una API.</text:span></text:p>
      <text:p text:style-name="P33"/>
      <text:p text:style-name="P50"><text:soft-page-break/>1.4.1.1 Hardware</text:p>
      <text:p text:style-name="P35">Se necesita un servidor para almacenar los datos, pudiendo usar los recursos que ofrece Azure.</text:p>
      <text:p text:style-name="P35">(No se que mas poner).</text:p>
      <text:p text:style-name="P50">1.4.1.2 Requisitos</text:p>
      <text:p text:style-name="P35">Disponible solo para dispositivos Android, ya sean tablets o dispositivos m<text:span text:style-name="T8">ó</text:span>viles con una versión del sistema operativo superior a Android 4.4.</text:p>
      <text:p text:style-name="P52">1.4 .1.3 Tecnologías</text:p>
      <text:p text:style-name="P36">Motor de base de datos SQL Server, programación en C# orientada a juegos en Unity 3D, programación de API en (Poner lenguaje). Front en Unity 3D.</text:p>
      <text:p text:style-name="P52">1.4.1.4 Estudio de riesgo</text:p>
      <table:table table:name="Tabla5" table:style-name="Tabla5">
        <table:table-column table:style-name="Tabla5.A"/>
        <table:table-column table:style-name="Tabla5.B"/>
        <table:table-column table:style-name="Tabla5.C"/>
        <table:table-row>
          <table:table-cell table:style-name="Tabla5.A1" office:value-type="string">
            <text:p text:style-name="P22">Riesgo</text:p>
          </table:table-cell>
          <table:table-cell table:style-name="Tabla5.A1" office:value-type="string">
            <text:p text:style-name="P22">Porcentaje</text:p>
          </table:table-cell>
          <table:table-cell table:style-name="Tabla5.C1" office:value-type="string">
            <text:p text:style-name="P22">Importancia</text:p>
          </table:table-cell>
        </table:table-row>
        <table:table-row>
          <table:table-cell table:style-name="Tabla5.A2" office:value-type="string">
            <text:p text:style-name="P5">Falta de experiencia de los trabajadore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Incumplimiento de plaz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Poca estabilidad.</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Problemas para soportar determinado numero de usuarios.</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Poco aprovechamiento de la tecnología.</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Incompatible con distintos S0.</text:p>
          </table:table-cell>
          <table:table-cell table:style-name="Tabla5.A2" office:value-type="string">
            <text:p text:style-name="Table_20_Contents"/>
          </table:table-cell>
          <table:table-cell table:style-name="Tabla5.C2" office:value-type="string">
            <text:p text:style-name="Table_20_Contents"/>
          </table:table-cell>
        </table:table-row>
        <table:table-row>
          <table:table-cell table:style-name="Tabla5.A2" office:value-type="string">
            <text:p text:style-name="P5">Compatibilidad entre dispositivos.</text:p>
          </table:table-cell>
          <table:table-cell table:style-name="Tabla5.A2" office:value-type="string">
            <text:p text:style-name="Table_20_Contents"/>
          </table:table-cell>
          <table:table-cell table:style-name="Tabla5.C2" office:value-type="string">
            <text:p text:style-name="Table_20_Contents"/>
          </table:table-cell>
        </table:table-row>
      </table:table>
      <text:p text:style-name="P38"/>
      <text:p text:style-name="P47">1.4.<text:span text:style-name="T9">2</text:span> Alternativa <text:span text:style-name="T9">2</text:span></text:p>
      <text:p text:style-name="P34">Consiste en desarrollar la aplicación <text:span text:style-name="T9">para web. Es decir, que se pueda ejecutar desde un navegador, como por ejemplo Google Chrome.</text:span></text:p>
      <text:p text:style-name="P34"/>
      <text:p text:style-name="P39">1.4.<text:span text:style-name="T9">2</text:span>.1 Hardware</text:p>
      <text:p text:style-name="P41">Se necesita de un servidor donde guardar los datos de los usuarios y nuestra aplicación para que sea accesible al publico.</text:p>
      <text:p text:style-name="P41">El usuario no necesitaría de hardware especifico ni muy potente.</text:p>
      <text:p text:style-name="P41"/>
      <text:p text:style-name="P41"><text:soft-page-break/></text:p>
      <text:p text:style-name="P51">1.4.<text:span text:style-name="T9">2</text:span>.2 Requisitos</text:p>
      <text:p text:style-name="P41">La aplicación debe ser desplegada enun servidor web.</text:p>
      <text:p text:style-name="P40">1.4 .<text:span text:style-name="T9">2</text:span>.3 Tecnologías</text:p>
      <text:p text:style-name="P41">Motor de base de datos SQL Server, programación en JavaScript, HTML y CSS. (Debe faltar alguno)</text:p>
      <text:p text:style-name="P53">1.4.<text:span text:style-name="T9">2</text:span>.4 Estudio de riesgo</text:p>
      <table:table table:name="Tabla6" table:style-name="Tabla6">
        <table:table-column table:style-name="Tabla6.A"/>
        <table:table-column table:style-name="Tabla6.B"/>
        <table:table-column table:style-name="Tabla6.C"/>
        <table:table-row>
          <table:table-cell table:style-name="Tabla6.A1" office:value-type="string">
            <text:p text:style-name="P23">Riesgo</text:p>
          </table:table-cell>
          <table:table-cell table:style-name="Tabla6.A1" office:value-type="string">
            <text:p text:style-name="P23">Porcentaje</text:p>
          </table:table-cell>
          <table:table-cell table:style-name="Tabla6.C1" office:value-type="string">
            <text:p text:style-name="P23">Importancia</text:p>
          </table:table-cell>
        </table:table-row>
        <table:table-row>
          <table:table-cell table:style-name="Tabla6.A2" office:value-type="string">
            <text:p text:style-name="P6">Falta de experiencia de los trabajadores.</text:p>
          </table:table-cell>
          <table:table-cell table:style-name="Tabla6.A2" office:value-type="string">
            <text:p text:style-name="P25"/>
          </table:table-cell>
          <table:table-cell table:style-name="Tabla6.C2" office:value-type="string">
            <text:p text:style-name="P25"/>
          </table:table-cell>
        </table:table-row>
        <table:table-row>
          <table:table-cell table:style-name="Tabla6.A2" office:value-type="string">
            <text:p text:style-name="P6">Incumplimiento de plazos.</text:p>
          </table:table-cell>
          <table:table-cell table:style-name="Tabla6.A2" office:value-type="string">
            <text:p text:style-name="P25"/>
          </table:table-cell>
          <table:table-cell table:style-name="Tabla6.C2" office:value-type="string">
            <text:p text:style-name="P25"/>
          </table:table-cell>
        </table:table-row>
        <table:table-row>
          <table:table-cell table:style-name="Tabla6.A2" office:value-type="string">
            <text:p text:style-name="P6">Poca estabilidad.</text:p>
          </table:table-cell>
          <table:table-cell table:style-name="Tabla6.A2" office:value-type="string">
            <text:p text:style-name="P25"/>
          </table:table-cell>
          <table:table-cell table:style-name="Tabla6.C2" office:value-type="string">
            <text:p text:style-name="P25"/>
          </table:table-cell>
        </table:table-row>
        <table:table-row>
          <table:table-cell table:style-name="Tabla6.A2" office:value-type="string">
            <text:p text:style-name="P6">Problemas para soportar determinado numero de usuarios.</text:p>
          </table:table-cell>
          <table:table-cell table:style-name="Tabla6.A2" office:value-type="string">
            <text:p text:style-name="P25"/>
          </table:table-cell>
          <table:table-cell table:style-name="Tabla6.C2" office:value-type="string">
            <text:p text:style-name="P25"/>
          </table:table-cell>
        </table:table-row>
        <table:table-row>
          <table:table-cell table:style-name="Tabla6.A2" office:value-type="string">
            <text:p text:style-name="P6">Poco aprovechamiento de la tecnología.</text:p>
          </table:table-cell>
          <table:table-cell table:style-name="Tabla6.A2" office:value-type="string">
            <text:p text:style-name="P25"/>
          </table:table-cell>
          <table:table-cell table:style-name="Tabla6.C2" office:value-type="string">
            <text:p text:style-name="P25"/>
          </table:table-cell>
        </table:table-row>
        <table:table-row>
          <table:table-cell table:style-name="Tabla6.A2" office:value-type="string">
            <text:p text:style-name="P6">Incompatible con distintos S0.</text:p>
          </table:table-cell>
          <table:table-cell table:style-name="Tabla6.A2" office:value-type="string">
            <text:p text:style-name="P25"/>
          </table:table-cell>
          <table:table-cell table:style-name="Tabla6.C2" office:value-type="string">
            <text:p text:style-name="P25"/>
          </table:table-cell>
        </table:table-row>
        <table:table-row>
          <table:table-cell table:style-name="Tabla6.A2" office:value-type="string">
            <text:p text:style-name="P6">Compatibilidad entre dispositivos.</text:p>
          </table:table-cell>
          <table:table-cell table:style-name="Tabla6.A2" office:value-type="string">
            <text:p text:style-name="P25"/>
          </table:table-cell>
          <table:table-cell table:style-name="Tabla6.C2" office:value-type="string">
            <text:p text:style-name="P25"/>
          </table:table-cell>
        </table:table-row>
      </table:table>
      <text:p text:style-name="P37"/>
      <text:p text:style-name="P44"><text:span text:style-name="T11">1.5 Justificación</text:span> de alternativa seleccionada</text:p>
      <text:p text:style-name="P42">Decidí elegir la primera opción debido a la gran cantidad de documentación, tutoriales y facilidades que aporta Unity 3D, ello unido a que de cara a un futuro haber tocado Unity puede <text:s/>abrirme nuevas oportunidades en otros campos que me interesan.</text:p>
      <text:p text:style-name="P42">Otro de los motivos en la semejanza de programar en C# orientado a juegos con lo estudiado durante el curso. Esto permite reducir el tiempo de aprendizaje.</text:p>
      <text:p text:style-name="P42">El IDE es muy intuitivo ademas de poseer mas potencia y flexibilidad a la hora de diseñar cualquier tipo de videojuego.</text:p>
      <text:p text:style-name="P42">También hay que tener en cuenta que un juego para dispositivos móviles tiene un potencial alcance mayor al de ju juego web.</text:p>
      <text:p text:style-name="P42"/>
      <text:p text:style-name="P42"/>
      <text:p text:style-name="P42"/>
      <text:p text:style-name="P42"/>
      <text:p text:style-name="P42"><text:soft-page-break/></text:p>
      <text:p text:style-name="P44">2. Gestión del proyecto</text:p>
      <table:table table:name="Tabla7" table:style-name="Tabla7">
        <table:table-column table:style-name="Tabla7.A" table:number-columns-repeated="3"/>
        <table:table-column table:style-name="Tabla7.D"/>
        <table:table-row table:style-name="Tabla7.1">
          <table:table-cell table:style-name="Tabla7.A1" office:value-type="string">
            <text:p text:style-name="P26">Tarea</text:p>
          </table:table-cell>
          <table:table-cell table:style-name="Tabla7.A1" office:value-type="string">
            <text:p text:style-name="P26">Inicio</text:p>
          </table:table-cell>
          <table:table-cell table:style-name="Tabla7.A1" office:value-type="string">
            <text:p text:style-name="P26">Fin</text:p>
          </table:table-cell>
          <table:table-cell table:style-name="Tabla7.D1" office:value-type="string">
            <text:p text:style-name="P26">Duración (días)</text:p>
          </table:table-cell>
        </table:table-row>
        <table:table-row>
          <table:table-cell table:style-name="Tabla7.C5" office:value-type="string">
            <text:p text:style-name="P7">EVS</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row>
          <table:table-cell table:style-name="Tabla7.C5" office:value-type="string">
            <text:p text:style-name="P7">GPI</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row>
          <table:table-cell table:style-name="Tabla7.C5" office:value-type="string">
            <text:p text:style-name="P7">ASI</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row>
          <table:table-cell table:style-name="Tabla7.C5" office:value-type="string">
            <text:p text:style-name="P7">DSI</text:p>
          </table:table-cell>
          <table:table-cell table:style-name="Tabla7.C5" office:value-type="string">
            <text:p text:style-name="P1"/>
          </table:table-cell>
          <table:table-cell table:style-name="Tabla7.C5" office:value-type="string">
            <text:p text:style-name="P1"/>
          </table:table-cell>
          <table:table-cell table:style-name="Tabla7.D5" office:value-type="string">
            <text:p text:style-name="P1"/>
          </table:table-cell>
        </table:table-row>
      </table:table>
      <text:p text:style-name="P42"/>
      <text:p text:style-name="P44"><text:span text:style-name="T10">3. Análisis</text:span> de sistemas de información</text:p>
      <text:p text:style-name="P54">3.1 Descripción general del entorno tecnológico del sistema</text:p>
      <text:p text:style-name="P43">Para el desarrollo del sistema se pretende crear una aplicación destinada a dispositivos Android, realizada en Unity 3D.</text:p>
      <text:p text:style-name="P43">Se hará uso de una base de datos, cuyo motor será SQL Server.</text:p>
      <text:p text:style-name="P45">3.2 Catálogo de usuarios</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8">Código</text:p>
          </table:table-cell>
          <table:table-cell table:style-name="Tabla8.A1" office:value-type="string">
            <text:p text:style-name="P8">Nombre</text:p>
          </table:table-cell>
          <table:table-cell table:style-name="Tabla8.C1" office:value-type="string">
            <text:p text:style-name="P8">Descripción</text:p>
          </table:table-cell>
        </table:table-row>
        <table:table-row>
          <table:table-cell table:style-name="Tabla8.A3" office:value-type="string">
            <text:p text:style-name="P27">Usuario no registrado</text:p>
          </table:table-cell>
          <table:table-cell table:style-name="Tabla8.B2" office:value-type="string">
            <text:p text:style-name="P27">Usuario</text:p>
          </table:table-cell>
          <table:table-cell table:style-name="Tabla8.C2" office:value-type="string">
            <text:p text:style-name="P27">Puede jugar contra otros usuarios registrados o no. Sus victorias no se tienen en cuenta. Tampoco puede desbloquear ni cambiar su skin. Tiene la posibilidad de registrarse.</text:p>
          </table:table-cell>
        </table:table-row>
        <table:table-row>
          <table:table-cell table:style-name="Tabla8.A3" office:value-type="string">
            <text:p text:style-name="P27">Usuario registrado</text:p>
          </table:table-cell>
          <table:table-cell table:style-name="Tabla8.B3" office:value-type="string">
            <text:p text:style-name="P27">Invitado</text:p>
          </table:table-cell>
          <table:table-cell table:style-name="Tabla8.C3" office:value-type="string">
            <text:p text:style-name="P27">Puede disfrutar de todas las posibilidades que le brinda la APP, como puede ser ranking, cambio y desbloqueo de skins...</text:p>
          </table:table-cell>
        </table:table-row>
      </table:table>
      <text:p text:style-name="P43"/>
      <text:p text:style-name="P43"/>
      <text:p text:style-name="P46">3.3 Casos de uso</text:p>
      <text:p text:style-name="P46">3.4 Especificación de los casos de uso</text:p>
      <text:p text:style-name="P46">3.5 Modelo de clases de análisis</text:p>
      <text:p text:style-name="P46">3.6 Interfaces de usuario</text:p>
      <text:p text:style-name="P46"/>
      <text:p text:style-name="P55"><text:soft-page-break/>3.6.1 Especificacion de pantallas y ventanas.</text:p>
      <text:p text:style-name="P56">Pantalla inicio: es la pantalla que aparece al abrir la aplicación. Contiene el logo de esta, un boton para registrarte y otro para loguear. Un link para recuperar la contraseña en caso de olvido. Presenta una animación de fondo que simula una partida ademas de un espacio que al pulsar sobre el comenzara una nueva partida sin registrarse.</text:p>
      <text:p text:style-name="P56">Perfil: muestra las estadisticas del jugador (partidas jugadas, ganadas, <text:span text:style-name="T13">compartir logros en redes sociales, listado de logros obtenidos</text:span>)</text:p>
      <text:p text:style-name="P56">Ranking: <text:span text:style-name="T13">muestra un ranking general con los mejores jugadores( mas partidas ganadas) y tu posicion global dentro del ranking.</text:span></text:p>
      <text:p text:style-name="P56">Skins: <text:span text:style-name="T13">muestra las skins desbloqueables y desbloqueadas.</text:span></text:p>
      <text:p text:style-name="P56">Ajustes: <text:span text:style-name="T13">contiene los ajustes de la aplicación como pueden ser cambiar idioma, cambiar contraseña…</text:span></text:p>
      <text:p text:style-name="P56"/>
      <text:p text:style-name="P56"/>
      <text:p text:style-name="P56"/>
      <text:p text:style-name="P56"/>
      <text:p text:style-name="P56"/>
      <text:p text:style-name="P56"/>
      <text:p text:style-name="P58">Explicación en detalle del funcionamiento:</text:p>
      <text:p text:style-name="P58">Se trata de un juego competitivo 1 vs 1, cuya finalidad es hacer que tu contrincante choque contra alguna parte de tu cuerpo en un intervalo de tiempo inferior a 3 minutos. </text:p>
      <text:p text:style-name="P58">Para ayudarte a conseguir tu objetivo cada cierto tiempo y de forma aleatoria saldrán por el mapa unas pepitas que al pasar por encima harán que crezcas de tamaño. Este tamaño es permanente, por lo que mientras más recojas de mayor tamaño serás. Estas pepitas son limitadas, lo cual quiere decir que en algún momento dejaran de salir.</text:p>
      <text:p text:style-name="P58">En caso de que la colisión entre oponentes sea frontal, es decir, cabeza con cabeza, ganaría el jugador de mayor tamaño. Si finaliza el tiempo de <text:soft-page-break/>partida y no hay ganador igualmente seria el de mayor tamaño.</text:p>
      <text:p text:style-name="P58">A los 60 segundos de comenzar la partida las pepitas de crecimiento dejaran de aparecer y en su defecto podremos recoger orbes de habilidades <text:span text:style-name="T15">que aparecen por el mapa de forma aleatoria y </text:span>que serán explicadas mas adelante.</text:p>
      <text:p text:style-name="P58">Estas habilidades pueden <text:span text:style-name="T14">aplicarse sobre uno mismo o sobre el contrario. Usalas con cuidado porque podrían darte una pequeña ventaja o desventaja si no piensas bien.</text:span></text:p>
      <text:p text:style-name="P59">Listado de habilidades:</text:p>
      <text:list xml:id="list1527497333" text:style-name="L1">
        <text:list-item>
          <text:p text:style-name="P60">Rapidez: otorga al objetivo un 30% mas de velocidad de desplazamiento durante 10 segundos.</text:p>
        </text:list-item>
        <text:list-item>
          <text:p text:style-name="P60">Veneno: te permite seleccionar una casilla del mapa y dejarla inhabilitada, de modo que si algún jugador colisiona con ella perderá. Esta habilidad perdura toda la partida.</text:p>
        </text:list-item>
        <text:list-item>
          <text:p text:style-name="P60">Dividir: el tamaño del objetivo se ve reducido a la mitad durante 10 segund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Prats Jiménez</meta:initial-creator>
    <meta:editing-cycles>17</meta:editing-cycles>
    <meta:creation-date>2019-10-23T12:32:00</meta:creation-date>
    <dc:date>2019-11-07T20:33:50.546000000</dc:date>
    <meta:editing-duration>PT1H23M31S</meta:editing-duration>
    <meta:generator>Ultra_Office/6.2.3.2$Windows_x86 LibreOffice_project/</meta:generator>
    <meta:document-statistic meta:table-count="8" meta:image-count="0" meta:object-count="0" meta:page-count="8" meta:paragraph-count="188" meta:word-count="1466" meta:character-count="8947" meta:non-whitespace-character-count="76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